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1" table:default-cell-style-name="ce6"/>
        <table:table-row table:style-name="ro3">
          <table:table-cell office:value-type="string">
            <text:p>Reports</text:p>
          </table:table-cell>
          <table:table-cell table:style-name="Default" table:number-columns-repeated="3"/>
          <table:table-cell table:number-columns-repeated="2"/>
          <table:table-cell table:style-name="ce1"/>
          <table:table-cell table:style-name="Default" table:number-columns-repeated="2"/>
          <table:table-cell/>
          <table:table-cell table:style-name="ce4"/>
          <table:table-cell table:style-name="Default"/>
        </table:table-row>
        <table:table-row table:style-name="ro3">
          <table:table-cell table:style-name="ce2" office:value-type="string">
            <text:p>SH-1</text:p>
          </table:table-cell>
          <table:table-cell table:style-name="ce3" table:number-columns-repeated="5"/>
          <table:table-cell table:style-name="ce2" office:value-type="string">
            <text:p>BL-1</text:p>
          </table:table-cell>
          <table:table-cell table:style-name="ce3" table:number-columns-repeated="4"/>
          <table:table-cell table:style-name="ce2" office:value-type="string">
            <text:p>% gain</text:p>
          </table:table-cell>
        </table:table-row>
        <table:table-row table:style-name="ro3">
          <table:table-cell table:style-name="Default"/>
          <table:table-cell table:style-name="ce1" office:value-type="string">
            <text:p>Min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hour</text:p>
          </table:table-cell>
          <table:table-cell/>
          <table:table-cell table:style-name="ce1" office:value-type="string">
            <text:p>Min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hour</text:p>
          </table:table-cell>
          <table:table-cell/>
          <table:table-cell table:style-name="Default"/>
        </table:table-row>
        <table:table-row table:style-name="ro3">
          <table:table-cell office:value-type="string">
            <text:p>st</text:p>
          </table:table-cell>
          <table:table-cell office:value-type="float" office:value="25.4666666666667">
            <text:p>25.4666666667</text:p>
          </table:table-cell>
          <table:table-cell/>
          <table:table-cell table:formula="of:=[.C4]+[.B4]" office:value-type="float" office:value="25.4666666666667">
            <text:p>25.4666666667</text:p>
          </table:table-cell>
          <table:table-cell table:formula="of:=[.D4]/60" office:value-type="float" office:value="0.424444444444445">
            <text:p>0.4244444444</text:p>
          </table:table-cell>
          <table:table-cell/>
          <table:table-cell office:value-type="float" office:value="25.1166666666667">
            <text:p>25.1166666667</text:p>
          </table:table-cell>
          <table:table-cell/>
          <table:table-cell table:formula="of:=[.H4]+[.G4]" office:value-type="float" office:value="25.1166666666667">
            <text:p>25.1166666667</text:p>
          </table:table-cell>
          <table:table-cell table:formula="of:=[.I4]/60" office:value-type="float" office:value="0.418611111111112">
            <text:p>0.4186111111</text:p>
          </table:table-cell>
          <table:table-cell/>
          <table:table-cell table:formula="of:=([.E4]-[.J4])/[.E4]" office:value-type="percentage" office:value="0.0137434554973822">
            <text:p>1.37%</text:p>
          </table:table-cell>
        </table:table-row>
        <table:table-row table:style-name="ro3">
          <table:table-cell office:value-type="string">
            <text:p>en</text:p>
          </table:table-cell>
          <table:table-cell office:value-type="float" office:value="3.88333333333333">
            <text:p>3.8833333333</text:p>
          </table:table-cell>
          <table:table-cell office:value-type="float" office:value="3.91666666666667">
            <text:p>3.9166666667</text:p>
          </table:table-cell>
          <table:table-cell table:formula="of:=[.C5]+[.B5]" office:value-type="float" office:value="7.8">
            <text:p>7.8</text:p>
          </table:table-cell>
          <table:table-cell table:formula="of:=[.D5]/60" office:value-type="float" office:value="0.13">
            <text:p>0.13</text:p>
          </table:table-cell>
          <table:table-cell/>
          <table:table-cell office:value-type="float" office:value="3.85">
            <text:p>3.85</text:p>
          </table:table-cell>
          <table:table-cell office:value-type="float" office:value="3.8">
            <text:p>3.8</text:p>
          </table:table-cell>
          <table:table-cell table:formula="of:=[.H5]+[.G5]" office:value-type="float" office:value="7.65">
            <text:p>7.65</text:p>
          </table:table-cell>
          <table:table-cell table:formula="of:=[.I5]/60" office:value-type="float" office:value="0.1275">
            <text:p>0.1275</text:p>
          </table:table-cell>
          <table:table-cell/>
          <table:table-cell table:formula="of:=([.E5]-[.J5])/[.E5]" office:value-type="percentage" office:value="0.0192307692307692">
            <text:p>1.92%</text:p>
          </table:table-cell>
        </table:table-row>
        <table:table-row table:style-name="ro3">
          <table:table-cell office:value-type="string">
            <text:p>ku</text:p>
          </table:table-cell>
          <table:table-cell office:value-type="float" office:value="44.4666666666667">
            <text:p>44.4666666667</text:p>
          </table:table-cell>
          <table:table-cell/>
          <table:table-cell table:formula="of:=[.C6]+[.B6]" office:value-type="float" office:value="44.4666666666667">
            <text:p>44.4666666667</text:p>
          </table:table-cell>
          <table:table-cell table:formula="of:=[.D6]/60" office:value-type="float" office:value="0.741111111111112">
            <text:p>0.7411111111</text:p>
          </table:table-cell>
          <table:table-cell/>
          <table:table-cell office:value-type="float" office:value="37.9333333333333">
            <text:p>37.9333333333</text:p>
          </table:table-cell>
          <table:table-cell/>
          <table:table-cell table:formula="of:=[.H6]+[.G6]" office:value-type="float" office:value="37.9333333333333">
            <text:p>37.9333333333</text:p>
          </table:table-cell>
          <table:table-cell table:formula="of:=[.I6]/60" office:value-type="float" office:value="0.632222222222222">
            <text:p>0.6322222222</text:p>
          </table:table-cell>
          <table:table-cell/>
          <table:table-cell table:formula="of:=([.E6]-[.J6])/[.E6]" office:value-type="percentage" office:value="0.146926536731635">
            <text:p>14.69%</text:p>
          </table:table-cell>
        </table:table-row>
        <table:table-row table:style-name="ro3">
          <table:table-cell office:value-type="string">
            <text:p>kl</text:p>
          </table:table-cell>
          <table:table-cell office:value-type="float" office:value="34.7333333333333">
            <text:p>34.7333333333</text:p>
          </table:table-cell>
          <table:table-cell/>
          <table:table-cell table:formula="of:=[.C7]+[.B7]" office:value-type="float" office:value="34.7333333333333">
            <text:p>34.7333333333</text:p>
          </table:table-cell>
          <table:table-cell table:formula="of:=[.D7]/60" office:value-type="float" office:value="0.578888888888888">
            <text:p>0.5788888889</text:p>
          </table:table-cell>
          <table:table-cell/>
          <table:table-cell office:value-type="float" office:value="33.1333333333333">
            <text:p>33.1333333333</text:p>
          </table:table-cell>
          <table:table-cell/>
          <table:table-cell table:formula="of:=[.H7]+[.G7]" office:value-type="float" office:value="33.1333333333333">
            <text:p>33.1333333333</text:p>
          </table:table-cell>
          <table:table-cell table:formula="of:=[.I7]/60" office:value-type="float" office:value="0.552222222222222">
            <text:p>0.5522222222</text:p>
          </table:table-cell>
          <table:table-cell/>
          <table:table-cell table:formula="of:=([.E7]-[.J7])/[.E7]" office:value-type="percentage" office:value="0.0460652591170827">
            <text:p>4.61%</text:p>
          </table:table-cell>
        </table:table-row>
        <table:table-row table:style-name="ro3">
          <table:table-cell office:value-type="string">
            <text:p>kx</text:p>
          </table:table-cell>
          <table:table-cell office:value-type="float" office:value="14.5833333333333">
            <text:p>14.5833333333</text:p>
          </table:table-cell>
          <table:table-cell/>
          <table:table-cell table:formula="of:=[.C8]+[.B8]" office:value-type="float" office:value="14.5833333333333">
            <text:p>14.5833333333</text:p>
          </table:table-cell>
          <table:table-cell table:formula="of:=[.D8]/60" office:value-type="float" office:value="0.243055555555555">
            <text:p>0.2430555556</text:p>
          </table:table-cell>
          <table:table-cell/>
          <table:table-cell office:value-type="float" office:value="12.6666666666667">
            <text:p>12.6666666667</text:p>
          </table:table-cell>
          <table:table-cell/>
          <table:table-cell table:formula="of:=[.H8]+[.G8]" office:value-type="float" office:value="12.6666666666667">
            <text:p>12.6666666667</text:p>
          </table:table-cell>
          <table:table-cell table:formula="of:=[.I8]/60" office:value-type="float" office:value="0.211111111111112">
            <text:p>0.2111111111</text:p>
          </table:table-cell>
          <table:table-cell/>
          <table:table-cell table:formula="of:=([.E8]-[.J8])/[.E8]" office:value-type="percentage" office:value="0.131428571428567">
            <text:p>13.14%</text:p>
          </table:table-cell>
        </table:table-row>
        <table:table-row table:style-name="ro3">
          <table:table-cell office:value-type="string">
            <text:p>kli</text:p>
          </table:table-cell>
          <table:table-cell office:value-type="float" office:value="34.7166666666667">
            <text:p>34.7166666667</text:p>
          </table:table-cell>
          <table:table-cell/>
          <table:table-cell table:formula="of:=[.C9]+[.B9]" office:value-type="float" office:value="34.7166666666667">
            <text:p>34.7166666667</text:p>
          </table:table-cell>
          <table:table-cell table:formula="of:=[.D9]/60" office:value-type="float" office:value="0.578611111111112">
            <text:p>0.5786111111</text:p>
          </table:table-cell>
          <table:table-cell/>
          <table:table-cell office:value-type="float" office:value="33.1333333333333">
            <text:p>33.1333333333</text:p>
          </table:table-cell>
          <table:table-cell/>
          <table:table-cell table:formula="of:=[.H9]+[.G9]" office:value-type="float" office:value="33.1333333333333">
            <text:p>33.1333333333</text:p>
          </table:table-cell>
          <table:table-cell table:formula="of:=[.I9]/60" office:value-type="float" office:value="0.552222222222222">
            <text:p>0.5522222222</text:p>
          </table:table-cell>
          <table:table-cell/>
          <table:table-cell table:formula="of:=([.E9]-[.J9])/[.E9]" office:value-type="percentage" office:value="0.0456072971675487">
            <text:p>4.56%</text:p>
          </table:table-cell>
        </table:table-row>
        <table:table-row table:style-name="ro3">
          <table:table-cell office:value-type="string">
            <text:p>kxi</text:p>
          </table:table-cell>
          <table:table-cell office:value-type="float" office:value="14.55">
            <text:p>14.55</text:p>
          </table:table-cell>
          <table:table-cell/>
          <table:table-cell table:formula="of:=[.C10]+[.B10]" office:value-type="float" office:value="14.55">
            <text:p>14.55</text:p>
          </table:table-cell>
          <table:table-cell table:formula="of:=[.D10]/60" office:value-type="float" office:value="0.2425">
            <text:p>0.2425</text:p>
          </table:table-cell>
          <table:table-cell/>
          <table:table-cell office:value-type="float" office:value="12.65">
            <text:p>12.65</text:p>
          </table:table-cell>
          <table:table-cell/>
          <table:table-cell table:formula="of:=[.H10]+[.G10]" office:value-type="float" office:value="12.65">
            <text:p>12.65</text:p>
          </table:table-cell>
          <table:table-cell table:formula="of:=[.I10]/60" office:value-type="float" office:value="0.210833333333333">
            <text:p>0.2108333333</text:p>
          </table:table-cell>
          <table:table-cell/>
          <table:table-cell table:formula="of:=([.E10]-[.J10])/[.E10]" office:value-type="percentage" office:value="0.130584192439863">
            <text:p>13.06%</text:p>
          </table:table-cell>
        </table:table-row>
        <table:table-row table:style-name="ro3">
          <table:table-cell office:value-type="string">
            <text:p>du</text:p>
          </table:table-cell>
          <table:table-cell office:value-type="float" office:value="117.783333333333">
            <text:p>117.7833333333</text:p>
          </table:table-cell>
          <table:table-cell office:value-type="float" office:value="117.916666666667">
            <text:p>117.9166666667</text:p>
          </table:table-cell>
          <table:table-cell table:formula="of:=[.C11]+[.B11]" office:value-type="float" office:value="235.7">
            <text:p>235.7</text:p>
          </table:table-cell>
          <table:table-cell table:formula="of:=[.D11]/60" office:value-type="float" office:value="3.92833333333333">
            <text:p>3.9283333333</text:p>
          </table:table-cell>
          <table:table-cell/>
          <table:table-cell office:value-type="float" office:value="89.1166666666667">
            <text:p>89.1166666667</text:p>
          </table:table-cell>
          <table:table-cell office:value-type="float" office:value="89.5">
            <text:p>89.5</text:p>
          </table:table-cell>
          <table:table-cell table:formula="of:=[.H11]+[.G11]" office:value-type="float" office:value="178.616666666667">
            <text:p>178.6166666667</text:p>
          </table:table-cell>
          <table:table-cell table:formula="of:=[.I11]/60" office:value-type="float" office:value="2.97694444444444">
            <text:p>2.9769444444</text:p>
          </table:table-cell>
          <table:table-cell/>
          <table:table-cell table:formula="of:=([.E11]-[.J11])/[.E11]" office:value-type="percentage" office:value="0.242186395135059">
            <text:p>24.22%</text:p>
          </table:table-cell>
        </table:table-row>
        <table:table-row table:style-name="ro3">
          <table:table-cell office:value-type="string">
            <text:p>dl</text:p>
          </table:table-cell>
          <table:table-cell office:value-type="float" office:value="48.4166666666667">
            <text:p>48.4166666667</text:p>
          </table:table-cell>
          <table:table-cell office:value-type="float" office:value="48.5">
            <text:p>48.5</text:p>
          </table:table-cell>
          <table:table-cell table:formula="of:=[.C12]+[.B12]" office:value-type="float" office:value="96.9166666666667">
            <text:p>96.9166666667</text:p>
          </table:table-cell>
          <table:table-cell table:formula="of:=[.D12]/60" office:value-type="float" office:value="1.61527777777778">
            <text:p>1.6152777778</text:p>
          </table:table-cell>
          <table:table-cell/>
          <table:table-cell office:value-type="float" office:value="41.6333333333333">
            <text:p>41.6333333333</text:p>
          </table:table-cell>
          <table:table-cell office:value-type="float" office:value="41.6833333333333">
            <text:p>41.6833333333</text:p>
          </table:table-cell>
          <table:table-cell table:formula="of:=[.H12]+[.G12]" office:value-type="float" office:value="83.3166666666666">
            <text:p>83.3166666667</text:p>
          </table:table-cell>
          <table:table-cell table:formula="of:=[.I12]/60" office:value-type="float" office:value="1.38861111111111">
            <text:p>1.3886111111</text:p>
          </table:table-cell>
          <table:table-cell/>
          <table:table-cell table:formula="of:=([.E12]-[.J12])/[.E12]" office:value-type="percentage" office:value="0.140326741186587">
            <text:p>14.03%</text:p>
          </table:table-cell>
        </table:table-row>
        <table:table-row table:style-name="ro3">
          <table:table-cell office:value-type="string">
            <text:p>dx</text:p>
          </table:table-cell>
          <table:table-cell office:value-type="float" office:value="18.9333333333333">
            <text:p>18.9333333333</text:p>
          </table:table-cell>
          <table:table-cell office:value-type="float" office:value="18.8666666666667">
            <text:p>18.8666666667</text:p>
          </table:table-cell>
          <table:table-cell table:formula="of:=[.C13]+[.B13]" office:value-type="float" office:value="37.8">
            <text:p>37.8</text:p>
          </table:table-cell>
          <table:table-cell table:formula="of:=[.D13]/60" office:value-type="float" office:value="0.63">
            <text:p>0.63</text:p>
          </table:table-cell>
          <table:table-cell/>
          <table:table-cell office:value-type="float" office:value="16.6">
            <text:p>16.6</text:p>
          </table:table-cell>
          <table:table-cell office:value-type="float" office:value="16.5666666666667">
            <text:p>16.5666666667</text:p>
          </table:table-cell>
          <table:table-cell table:formula="of:=[.H13]+[.G13]" office:value-type="float" office:value="33.1666666666667">
            <text:p>33.1666666667</text:p>
          </table:table-cell>
          <table:table-cell table:formula="of:=[.I13]/60" office:value-type="float" office:value="0.552777777777778">
            <text:p>0.5527777778</text:p>
          </table:table-cell>
          <table:table-cell/>
          <table:table-cell table:formula="of:=([.E13]-[.J13])/[.E13]" office:value-type="percentage" office:value="0.122574955908288">
            <text:p>12.26%</text:p>
          </table:table-cell>
        </table:table-row>
        <table:table-row table:style-name="ro3">
          <table:table-cell office:value-type="string">
            <text:p>dli</text:p>
          </table:table-cell>
          <table:table-cell office:value-type="float" office:value="87.4666666666667">
            <text:p>87.4666666667</text:p>
          </table:table-cell>
          <table:table-cell office:value-type="float" office:value="87.5833333333333">
            <text:p>87.5833333333</text:p>
          </table:table-cell>
          <table:table-cell table:formula="of:=[.C14]+[.B14]" office:value-type="float" office:value="175.05">
            <text:p>175.05</text:p>
          </table:table-cell>
          <table:table-cell table:formula="of:=[.D14]/60" office:value-type="float" office:value="2.9175">
            <text:p>2.9175</text:p>
          </table:table-cell>
          <table:table-cell/>
          <table:table-cell office:value-type="float" office:value="72.95">
            <text:p>72.95</text:p>
          </table:table-cell>
          <table:table-cell office:value-type="float" office:value="73.1333333333333">
            <text:p>73.1333333333</text:p>
          </table:table-cell>
          <table:table-cell table:formula="of:=[.H14]+[.G14]" office:value-type="float" office:value="146.083333333333">
            <text:p>146.0833333333</text:p>
          </table:table-cell>
          <table:table-cell table:formula="of:=[.I14]/60" office:value-type="float" office:value="2.43472222222222">
            <text:p>2.4347222222</text:p>
          </table:table-cell>
          <table:table-cell/>
          <table:table-cell table:formula="of:=([.E14]-[.J14])/[.E14]" office:value-type="percentage" office:value="0.165476530515091">
            <text:p>16.55%</text:p>
          </table:table-cell>
        </table:table-row>
        <table:table-row table:style-name="ro3">
          <table:table-cell office:value-type="string">
            <text:p>dxi</text:p>
          </table:table-cell>
          <table:table-cell office:value-type="float" office:value="214.5">
            <text:p>214.5</text:p>
          </table:table-cell>
          <table:table-cell office:value-type="float" office:value="213.883333333333">
            <text:p>213.8833333333</text:p>
          </table:table-cell>
          <table:table-cell table:formula="of:=[.C15]+[.B15]" office:value-type="float" office:value="428.383333333333">
            <text:p>428.3833333333</text:p>
          </table:table-cell>
          <table:table-cell table:formula="of:=[.D15]/60" office:value-type="float" office:value="7.13972222222222">
            <text:p>7.1397222222</text:p>
          </table:table-cell>
          <table:table-cell/>
          <table:table-cell office:value-type="float" office:value="116.4">
            <text:p>116.4</text:p>
          </table:table-cell>
          <table:table-cell office:value-type="float" office:value="116.15">
            <text:p>116.15</text:p>
          </table:table-cell>
          <table:table-cell table:formula="of:=[.H15]+[.G15]" office:value-type="float" office:value="232.55">
            <text:p>232.55</text:p>
          </table:table-cell>
          <table:table-cell table:formula="of:=[.I15]/60" office:value-type="float" office:value="3.87583333333333">
            <text:p>3.8758333333</text:p>
          </table:table-cell>
          <table:table-cell/>
          <table:table-cell table:formula="of:=([.E15]-[.J15])/[.E15]" office:value-type="percentage" office:value="0.457145080340816">
            <text:p>45.71%</text:p>
          </table:table-cell>
        </table:table-row>
        <table:table-row table:style-name="ro3">
          <table:table-cell table:style-name="Default" table:number-columns-repeated="4"/>
          <table:table-cell table:formula="of:=SUM([.E4:.E15])" office:value-type="float" office:value="19.1694444444444">
            <text:p>19.1694444444</text:p>
          </table:table-cell>
          <table:table-cell/>
          <table:table-cell table:style-name="Default" table:number-columns-repeated="3"/>
          <table:table-cell table:formula="of:=SUM([.J4:.J15])" office:value-type="float" office:value="13.9336111111111">
            <text:p>13.9336111111</text:p>
          </table:table-cell>
          <table:table-cell/>
          <table:table-cell table:formula="of:=([.E16]-[.J16])/[.E16]" office:value-type="percentage" office:value="0.273134328358209">
            <text:p>27.31%</text:p>
          </table:table-cell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SH-2</text:p>
          </table:table-cell>
          <table:table-cell table:style-name="ce3" table:number-columns-repeated="5"/>
          <table:table-cell table:style-name="ce2" office:value-type="string">
            <text:p>BL-2</text:p>
          </table:table-cell>
          <table:table-cell table:style-name="ce3" table:number-columns-repeated="4"/>
          <table:table-cell table:style-name="ce2" office:value-type="string">
            <text:p>% gain</text:p>
          </table:table-cell>
        </table:table-row>
        <table:table-row table:style-name="ro3">
          <table:table-cell table:style-name="Default"/>
          <table:table-cell table:style-name="ce1" office:value-type="string">
            <text:p>Min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hour</text:p>
          </table:table-cell>
          <table:table-cell/>
          <table:table-cell table:style-name="ce1" office:value-type="string">
            <text:p>Min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string">
            <text:p>hour</text:p>
          </table:table-cell>
          <table:table-cell/>
          <table:table-cell table:style-name="Default"/>
        </table:table-row>
        <table:table-row table:style-name="ro3">
          <table:table-cell office:value-type="string">
            <text:p>st</text:p>
          </table:table-cell>
          <table:table-cell office:value-type="float" office:value="50.95">
            <text:p>50.95</text:p>
          </table:table-cell>
          <table:table-cell/>
          <table:table-cell table:formula="of:=[.C21]+[.B21]" office:value-type="float" office:value="50.95">
            <text:p>50.95</text:p>
          </table:table-cell>
          <table:table-cell table:formula="of:=[.D21]/60" office:value-type="float" office:value="0.849166666666667">
            <text:p>0.8491666667</text:p>
          </table:table-cell>
          <table:table-cell/>
          <table:table-cell office:value-type="float" office:value="52.2666666666667">
            <text:p>52.2666666667</text:p>
          </table:table-cell>
          <table:table-cell/>
          <table:table-cell table:formula="of:=[.H21]+[.G21]" office:value-type="float" office:value="52.2666666666667">
            <text:p>52.2666666667</text:p>
          </table:table-cell>
          <table:table-cell table:formula="of:=[.I21]/60" office:value-type="float" office:value="0.871111111111112">
            <text:p>0.8711111111</text:p>
          </table:table-cell>
          <table:table-cell/>
          <table:table-cell table:formula="of:=([.E21]-[.J21])/[.E21]" office:value-type="percentage" office:value="-0.0258423290807988">
            <text:p>-2.58%</text:p>
          </table:table-cell>
        </table:table-row>
        <table:table-row table:style-name="ro3">
          <table:table-cell office:value-type="string">
            <text:p>en</text:p>
          </table:table-cell>
          <table:table-cell office:value-type="float" office:value="22.4833333333333">
            <text:p>22.4833333333</text:p>
          </table:table-cell>
          <table:table-cell office:value-type="float" office:value="22.4666666666667">
            <text:p>22.4666666667</text:p>
          </table:table-cell>
          <table:table-cell table:formula="of:=[.C22]+[.B22]" office:value-type="float" office:value="44.95">
            <text:p>44.95</text:p>
          </table:table-cell>
          <table:table-cell table:formula="of:=[.D22]/60" office:value-type="float" office:value="0.749166666666667">
            <text:p>0.7491666667</text:p>
          </table:table-cell>
          <table:table-cell/>
          <table:table-cell office:value-type="float" office:value="22.9166666666667">
            <text:p>22.9166666667</text:p>
          </table:table-cell>
          <table:table-cell office:value-type="float" office:value="23.0833333333333">
            <text:p>23.0833333333</text:p>
          </table:table-cell>
          <table:table-cell table:formula="of:=[.H22]+[.G22]" office:value-type="float" office:value="46">
            <text:p>46</text:p>
          </table:table-cell>
          <table:table-cell table:formula="of:=[.I22]/60" office:value-type="float" office:value="0.766666666666667">
            <text:p>0.7666666667</text:p>
          </table:table-cell>
          <table:table-cell/>
          <table:table-cell table:formula="of:=([.E22]-[.J22])/[.E22]" office:value-type="percentage" office:value="-0.0233592880978865">
            <text:p>-2.34%</text:p>
          </table:table-cell>
        </table:table-row>
        <table:table-row table:style-name="ro3">
          <table:table-cell office:value-type="string">
            <text:p>ku</text:p>
          </table:table-cell>
          <table:table-cell office:value-type="float" office:value="15.1166666666667">
            <text:p>15.1166666667</text:p>
          </table:table-cell>
          <table:table-cell/>
          <table:table-cell table:formula="of:=[.C23]+[.B23]" office:value-type="float" office:value="15.1166666666667">
            <text:p>15.1166666667</text:p>
          </table:table-cell>
          <table:table-cell table:formula="of:=[.D23]/60" office:value-type="float" office:value="0.251944444444445">
            <text:p>0.2519444444</text:p>
          </table:table-cell>
          <table:table-cell/>
          <table:table-cell office:value-type="float" office:value="9.58333333333333">
            <text:p>9.5833333333</text:p>
          </table:table-cell>
          <table:table-cell/>
          <table:table-cell table:formula="of:=[.H23]+[.G23]" office:value-type="float" office:value="9.58333333333333">
            <text:p>9.5833333333</text:p>
          </table:table-cell>
          <table:table-cell table:formula="of:=[.I23]/60" office:value-type="float" office:value="0.159722222222222">
            <text:p>0.1597222222</text:p>
          </table:table-cell>
          <table:table-cell/>
          <table:table-cell table:formula="of:=([.E23]-[.J23])/[.E23]" office:value-type="percentage" office:value="0.366041896361633">
            <text:p>36.60%</text:p>
          </table:table-cell>
        </table:table-row>
        <table:table-row table:style-name="ro3">
          <table:table-cell office:value-type="string">
            <text:p>kl</text:p>
          </table:table-cell>
          <table:table-cell office:value-type="float" office:value="9.11666666666667">
            <text:p>9.1166666667</text:p>
          </table:table-cell>
          <table:table-cell/>
          <table:table-cell table:formula="of:=[.C24]+[.B24]" office:value-type="float" office:value="9.11666666666667">
            <text:p>9.1166666667</text:p>
          </table:table-cell>
          <table:table-cell table:formula="of:=[.D24]/60" office:value-type="float" office:value="0.151944444444445">
            <text:p>0.1519444444</text:p>
          </table:table-cell>
          <table:table-cell/>
          <table:table-cell office:value-type="float" office:value="8.35">
            <text:p>8.35</text:p>
          </table:table-cell>
          <table:table-cell/>
          <table:table-cell table:formula="of:=[.H24]+[.G24]" office:value-type="float" office:value="8.35">
            <text:p>8.35</text:p>
          </table:table-cell>
          <table:table-cell table:formula="of:=[.I24]/60" office:value-type="float" office:value="0.139166666666667">
            <text:p>0.1391666667</text:p>
          </table:table-cell>
          <table:table-cell/>
          <table:table-cell table:formula="of:=([.E24]-[.J24])/[.E24]" office:value-type="percentage" office:value="0.0840950639853753">
            <text:p>8.41%</text:p>
          </table:table-cell>
        </table:table-row>
        <table:table-row table:style-name="ro3">
          <table:table-cell office:value-type="string">
            <text:p>kx</text:p>
          </table:table-cell>
          <table:table-cell office:value-type="float" office:value="4.8">
            <text:p>4.8</text:p>
          </table:table-cell>
          <table:table-cell/>
          <table:table-cell table:formula="of:=[.C25]+[.B25]" office:value-type="float" office:value="4.8">
            <text:p>4.8</text:p>
          </table:table-cell>
          <table:table-cell table:formula="of:=[.D25]/60" office:value-type="float" office:value="0.08">
            <text:p>0.08</text:p>
          </table:table-cell>
          <table:table-cell/>
          <table:table-cell office:value-type="float" office:value="3.23333333333333">
            <text:p>3.2333333333</text:p>
          </table:table-cell>
          <table:table-cell/>
          <table:table-cell table:formula="of:=[.H25]+[.G25]" office:value-type="float" office:value="3.23333333333333">
            <text:p>3.2333333333</text:p>
          </table:table-cell>
          <table:table-cell table:formula="of:=[.I25]/60" office:value-type="float" office:value="0.0538888888888888">
            <text:p>0.0538888889</text:p>
          </table:table-cell>
          <table:table-cell/>
          <table:table-cell table:formula="of:=([.E25]-[.J25])/[.E25]" office:value-type="percentage" office:value="0.32638888888889">
            <text:p>32.64%</text:p>
          </table:table-cell>
        </table:table-row>
        <table:table-row table:style-name="ro3">
          <table:table-cell office:value-type="string">
            <text:p>kli</text:p>
          </table:table-cell>
          <table:table-cell office:value-type="float" office:value="9.11666666666667">
            <text:p>9.1166666667</text:p>
          </table:table-cell>
          <table:table-cell/>
          <table:table-cell table:formula="of:=[.C26]+[.B26]" office:value-type="float" office:value="9.11666666666667">
            <text:p>9.1166666667</text:p>
          </table:table-cell>
          <table:table-cell table:formula="of:=[.D26]/60" office:value-type="float" office:value="0.151944444444445">
            <text:p>0.1519444444</text:p>
          </table:table-cell>
          <table:table-cell/>
          <table:table-cell office:value-type="float" office:value="8.43333333333333">
            <text:p>8.4333333333</text:p>
          </table:table-cell>
          <table:table-cell/>
          <table:table-cell table:formula="of:=[.H26]+[.G26]" office:value-type="float" office:value="8.43333333333333">
            <text:p>8.4333333333</text:p>
          </table:table-cell>
          <table:table-cell table:formula="of:=[.I26]/60" office:value-type="float" office:value="0.140555555555555">
            <text:p>0.1405555556</text:p>
          </table:table-cell>
          <table:table-cell/>
          <table:table-cell table:formula="of:=([.E26]-[.J26])/[.E26]" office:value-type="percentage" office:value="0.0749542961608784">
            <text:p>7.50%</text:p>
          </table:table-cell>
        </table:table-row>
        <table:table-row table:style-name="ro3">
          <table:table-cell office:value-type="string">
            <text:p>kxi</text:p>
          </table:table-cell>
          <table:table-cell office:value-type="float" office:value="4.78333333333333">
            <text:p>4.7833333333</text:p>
          </table:table-cell>
          <table:table-cell/>
          <table:table-cell table:formula="of:=[.C27]+[.B27]" office:value-type="float" office:value="4.78333333333333">
            <text:p>4.7833333333</text:p>
          </table:table-cell>
          <table:table-cell table:formula="of:=[.D27]/60" office:value-type="float" office:value="0.0797222222222222">
            <text:p>0.0797222222</text:p>
          </table:table-cell>
          <table:table-cell/>
          <table:table-cell office:value-type="float" office:value="3.16666666666667">
            <text:p>3.1666666667</text:p>
          </table:table-cell>
          <table:table-cell/>
          <table:table-cell table:formula="of:=[.H27]+[.G27]" office:value-type="float" office:value="3.16666666666667">
            <text:p>3.1666666667</text:p>
          </table:table-cell>
          <table:table-cell table:formula="of:=[.I27]/60" office:value-type="float" office:value="0.0527777777777778">
            <text:p>0.0527777778</text:p>
          </table:table-cell>
          <table:table-cell/>
          <table:table-cell table:formula="of:=([.E27]-[.J27])/[.E27]" office:value-type="percentage" office:value="0.337979094076654">
            <text:p>33.80%</text:p>
          </table:table-cell>
        </table:table-row>
        <table:table-row table:style-name="ro3">
          <table:table-cell office:value-type="string">
            <text:p>du</text:p>
          </table:table-cell>
          <table:table-cell office:value-type="float" office:value="124.25">
            <text:p>124.25</text:p>
          </table:table-cell>
          <table:table-cell office:value-type="float" office:value="124.483333333333">
            <text:p>124.4833333333</text:p>
          </table:table-cell>
          <table:table-cell table:formula="of:=[.C28]+[.B28]" office:value-type="float" office:value="248.733333333333">
            <text:p>248.7333333333</text:p>
          </table:table-cell>
          <table:table-cell table:formula="of:=[.D28]/60" office:value-type="float" office:value="4.14555555555555">
            <text:p>4.1455555556</text:p>
          </table:table-cell>
          <table:table-cell/>
          <table:table-cell office:value-type="float" office:value="92.7333333333333">
            <text:p>92.7333333333</text:p>
          </table:table-cell>
          <table:table-cell office:value-type="float" office:value="92.9666666666667">
            <text:p>92.9666666667</text:p>
          </table:table-cell>
          <table:table-cell table:formula="of:=[.H28]+[.G28]" office:value-type="float" office:value="185.7">
            <text:p>185.7</text:p>
          </table:table-cell>
          <table:table-cell table:formula="of:=[.I28]/60" office:value-type="float" office:value="3.095">
            <text:p>3.095</text:p>
          </table:table-cell>
          <table:table-cell/>
          <table:table-cell table:formula="of:=([.E28]-[.J28])/[.E28]" office:value-type="percentage" office:value="0.253417314392923">
            <text:p>25.34%</text:p>
          </table:table-cell>
        </table:table-row>
        <table:table-row table:style-name="ro3">
          <table:table-cell office:value-type="string">
            <text:p>dl</text:p>
          </table:table-cell>
          <table:table-cell office:value-type="float" office:value="53.6">
            <text:p>53.6</text:p>
          </table:table-cell>
          <table:table-cell office:value-type="float" office:value="53.6166666666667">
            <text:p>53.6166666667</text:p>
          </table:table-cell>
          <table:table-cell table:formula="of:=[.C29]+[.B29]" office:value-type="float" office:value="107.216666666667">
            <text:p>107.2166666667</text:p>
          </table:table-cell>
          <table:table-cell table:formula="of:=[.D29]/60" office:value-type="float" office:value="1.78694444444445">
            <text:p>1.7869444444</text:p>
          </table:table-cell>
          <table:table-cell/>
          <table:table-cell office:value-type="float" office:value="43.9166666666667">
            <text:p>43.9166666667</text:p>
          </table:table-cell>
          <table:table-cell office:value-type="float" office:value="43.9666666666667">
            <text:p>43.9666666667</text:p>
          </table:table-cell>
          <table:table-cell table:formula="of:=[.H29]+[.G29]" office:value-type="float" office:value="87.8833333333334">
            <text:p>87.8833333333</text:p>
          </table:table-cell>
          <table:table-cell table:formula="of:=[.I29]/60" office:value-type="float" office:value="1.46472222222222">
            <text:p>1.4647222222</text:p>
          </table:table-cell>
          <table:table-cell/>
          <table:table-cell table:formula="of:=([.E29]-[.J29])/[.E29]" office:value-type="percentage" office:value="0.180320223845795">
            <text:p>18.03%</text:p>
          </table:table-cell>
        </table:table-row>
        <table:table-row table:style-name="ro3">
          <table:table-cell office:value-type="string">
            <text:p>dx</text:p>
          </table:table-cell>
          <table:table-cell office:value-type="float" office:value="20.8166666666667">
            <text:p>20.8166666667</text:p>
          </table:table-cell>
          <table:table-cell office:value-type="float" office:value="20.75">
            <text:p>20.75</text:p>
          </table:table-cell>
          <table:table-cell table:formula="of:=[.C30]+[.B30]" office:value-type="float" office:value="41.5666666666667">
            <text:p>41.5666666667</text:p>
          </table:table-cell>
          <table:table-cell table:formula="of:=[.D30]/60" office:value-type="float" office:value="0.692777777777778">
            <text:p>0.6927777778</text:p>
          </table:table-cell>
          <table:table-cell/>
          <table:table-cell office:value-type="float" office:value="17.55">
            <text:p>17.55</text:p>
          </table:table-cell>
          <table:table-cell office:value-type="float" office:value="17.5166666666667">
            <text:p>17.5166666667</text:p>
          </table:table-cell>
          <table:table-cell table:formula="of:=[.H30]+[.G30]" office:value-type="float" office:value="35.0666666666667">
            <text:p>35.0666666667</text:p>
          </table:table-cell>
          <table:table-cell table:formula="of:=[.I30]/60" office:value-type="float" office:value="0.584444444444445">
            <text:p>0.5844444444</text:p>
          </table:table-cell>
          <table:table-cell/>
          <table:table-cell table:formula="of:=([.E30]-[.J30])/[.E30]" office:value-type="percentage" office:value="0.156375300721732">
            <text:p>15.64%</text:p>
          </table:table-cell>
        </table:table-row>
        <table:table-row table:style-name="ro3">
          <table:table-cell office:value-type="string">
            <text:p>dli</text:p>
          </table:table-cell>
          <table:table-cell office:value-type="float" office:value="98.2833333333333">
            <text:p>98.2833333333</text:p>
          </table:table-cell>
          <table:table-cell office:value-type="float" office:value="98.5">
            <text:p>98.5</text:p>
          </table:table-cell>
          <table:table-cell table:formula="of:=[.C31]+[.B31]" office:value-type="float" office:value="196.783333333333">
            <text:p>196.7833333333</text:p>
          </table:table-cell>
          <table:table-cell table:formula="of:=[.D31]/60" office:value-type="float" office:value="3.27972222222222">
            <text:p>3.2797222222</text:p>
          </table:table-cell>
          <table:table-cell/>
          <table:table-cell office:value-type="float" office:value="77.2166666666667">
            <text:p>77.2166666667</text:p>
          </table:table-cell>
          <table:table-cell office:value-type="float" office:value="77.4166666666667">
            <text:p>77.4166666667</text:p>
          </table:table-cell>
          <table:table-cell table:formula="of:=[.H31]+[.G31]" office:value-type="float" office:value="154.633333333333">
            <text:p>154.6333333333</text:p>
          </table:table-cell>
          <table:table-cell table:formula="of:=[.I31]/60" office:value-type="float" office:value="2.57722222222222">
            <text:p>2.5772222222</text:p>
          </table:table-cell>
          <table:table-cell/>
          <table:table-cell table:formula="of:=([.E31]-[.J31])/[.E31]" office:value-type="percentage" office:value="0.214194969086135">
            <text:p>21.42%</text:p>
          </table:table-cell>
        </table:table-row>
        <table:table-row table:style-name="ro3">
          <table:table-cell office:value-type="string">
            <text:p>dxi</text:p>
          </table:table-cell>
          <table:table-cell office:value-type="float" office:value="246.216666666667">
            <text:p>246.2166666667</text:p>
          </table:table-cell>
          <table:table-cell office:value-type="float" office:value="242.316666666667">
            <text:p>242.3166666667</text:p>
          </table:table-cell>
          <table:table-cell table:formula="of:=[.C32]+[.B32]" office:value-type="float" office:value="488.533333333333">
            <text:p>488.5333333333</text:p>
          </table:table-cell>
          <table:table-cell table:formula="of:=[.D32]/60" office:value-type="float" office:value="8.14222222222222">
            <text:p>8.1422222222</text:p>
          </table:table-cell>
          <table:table-cell/>
          <table:table-cell office:value-type="float" office:value="123.8">
            <text:p>123.8</text:p>
          </table:table-cell>
          <table:table-cell office:value-type="float" office:value="123.966666666667">
            <text:p>123.9666666667</text:p>
          </table:table-cell>
          <table:table-cell table:formula="of:=[.H32]+[.G32]" office:value-type="float" office:value="247.766666666667">
            <text:p>247.7666666667</text:p>
          </table:table-cell>
          <table:table-cell table:formula="of:=[.I32]/60" office:value-type="float" office:value="4.12944444444445">
            <text:p>4.1294444444</text:p>
          </table:table-cell>
          <table:table-cell/>
          <table:table-cell table:formula="of:=([.E32]-[.J32])/[.E32]" office:value-type="percentage" office:value="0.492835698689956">
            <text:p>49.28%</text:p>
          </table:table-cell>
        </table:table-row>
        <table:table-row table:style-name="ro3">
          <table:table-cell table:style-name="Default" table:number-columns-repeated="4"/>
          <table:table-cell table:formula="of:=SUM([.E21:.E32])" office:value-type="float" office:value="20.3611111111111">
            <text:p>20.3611111111</text:p>
          </table:table-cell>
          <table:table-cell/>
          <table:table-cell table:style-name="Default" table:number-columns-repeated="3"/>
          <table:table-cell table:formula="of:=SUM([.J21:.J32])" office:value-type="float" office:value="14.0347222222222">
            <text:p>14.0347222222</text:p>
          </table:table-cell>
          <table:table-cell/>
          <table:table-cell table:formula="of:=([.E33]-[.J33])/[.E33]" office:value-type="percentage" office:value="0.310709413369713">
            <text:p>31.07%</text:p>
          </table:table-cell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>
            <text:p>Group variant gain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SH-2</text:p>
          </table:table-cell>
          <table:table-cell table:style-name="ce3" table:number-columns-repeated="5"/>
          <table:table-cell table:style-name="ce2" office:value-type="string">
            <text:p>BL-2</text:p>
          </table:table-cell>
          <table:table-cell table:style-name="ce3" table:number-columns-repeated="4"/>
          <table:table-cell table:style-name="ce2"/>
        </table:table-row>
        <table:table-row table:style-name="ro3">
          <table:table-cell table:style-name="Default"/>
          <table:table-cell table:style-name="ce1" office:value-type="string">
            <text:p>Min</text:p>
          </table:table-cell>
          <table:table-cell table:style-name="ce1"/>
          <table:table-cell table:style-name="ce1" office:value-type="string">
            <text:p>min</text:p>
          </table:table-cell>
          <table:table-cell table:number-columns-repeated="2"/>
          <table:table-cell table:style-name="ce1" office:value-type="string">
            <text:p>Min</text:p>
          </table:table-cell>
          <table:table-cell table:style-name="ce1"/>
          <table:table-cell table:style-name="ce1" office:value-type="string">
            <text:p>min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st</text:p>
          </table:table-cell>
          <table:table-cell table:style-name="ce5" table:formula="of:=[.B21]/[.B4]-1" office:value-type="percentage" office:value="1.00065445026178">
            <text:p>100.07%</text:p>
          </table:table-cell>
          <table:table-cell table:style-name="ce5"/>
          <table:table-cell table:style-name="ce5" table:formula="of:=[.D21]/[.D4]-1" office:value-type="percentage" office:value="1.00065445026178">
            <text:p>100.07%</text:p>
          </table:table-cell>
          <table:table-cell table:number-columns-repeated="2"/>
          <table:table-cell table:style-name="ce5" table:formula="of:=[.G21]/[.G4]-1" office:value-type="percentage" office:value="1.08095554080955">
            <text:p>108.10%</text:p>
          </table:table-cell>
          <table:table-cell table:style-name="ce5"/>
          <table:table-cell table:style-name="ce5" table:formula="of:=[.I21]/[.I4]-1" office:value-type="percentage" office:value="1.08095554080955">
            <text:p>108.10%</text:p>
          </table:table-cell>
          <table:table-cell table:number-columns-repeated="3"/>
        </table:table-row>
        <table:table-row table:style-name="ro3">
          <table:table-cell office:value-type="string">
            <text:p>en</text:p>
          </table:table-cell>
          <table:table-cell table:style-name="ce5" table:formula="of:=[.B22]/[.B5]-1" office:value-type="percentage" office:value="4.78969957081545">
            <text:p>478.97%</text:p>
          </table:table-cell>
          <table:table-cell table:style-name="ce5" table:formula="of:=[.C22]/[.C5]-1" office:value-type="percentage" office:value="4.73617021276596">
            <text:p>473.62%</text:p>
          </table:table-cell>
          <table:table-cell table:style-name="ce5" table:formula="of:=[.D22]/[.D5]-1" office:value-type="percentage" office:value="4.76282051282051">
            <text:p>476.28%</text:p>
          </table:table-cell>
          <table:table-cell table:number-columns-repeated="2"/>
          <table:table-cell table:style-name="ce5" table:formula="of:=[.G22]/[.G5]-1" office:value-type="percentage" office:value="4.95238095238096">
            <text:p>495.24%</text:p>
          </table:table-cell>
          <table:table-cell table:style-name="ce5" table:formula="of:=[.H22]/[.H5]-1" office:value-type="percentage" office:value="5.07456140350876">
            <text:p>507.46%</text:p>
          </table:table-cell>
          <table:table-cell table:style-name="ce5" table:formula="of:=[.I22]/[.I5]-1" office:value-type="percentage" office:value="5.01307189542484">
            <text:p>501.31%</text:p>
          </table:table-cell>
          <table:table-cell table:number-columns-repeated="3"/>
        </table:table-row>
        <table:table-row table:style-name="ro3">
          <table:table-cell office:value-type="string">
            <text:p>ku</text:p>
          </table:table-cell>
          <table:table-cell table:style-name="ce5" table:formula="of:=[.B23]/[.B6]-1" office:value-type="percentage" office:value="-0.660044977511244">
            <text:p>-66.00%</text:p>
          </table:table-cell>
          <table:table-cell table:style-name="ce5"/>
          <table:table-cell table:style-name="ce5" table:formula="of:=[.D23]/[.D6]-1" office:value-type="percentage" office:value="-0.660044977511244">
            <text:p>-66.00%</text:p>
          </table:table-cell>
          <table:table-cell table:number-columns-repeated="2"/>
          <table:table-cell table:style-name="ce5" table:formula="of:=[.G23]/[.G6]-1" office:value-type="percentage" office:value="-0.747363796133568">
            <text:p>-74.74%</text:p>
          </table:table-cell>
          <table:table-cell table:style-name="ce5"/>
          <table:table-cell table:style-name="ce5" table:formula="of:=[.I23]/[.I6]-1" office:value-type="percentage" office:value="-0.747363796133568">
            <text:p>-74.74%</text:p>
          </table:table-cell>
          <table:table-cell table:number-columns-repeated="3"/>
        </table:table-row>
        <table:table-row table:style-name="ro3">
          <table:table-cell office:value-type="string">
            <text:p>kl</text:p>
          </table:table-cell>
          <table:table-cell table:style-name="ce5" table:formula="of:=[.B24]/[.B7]-1" office:value-type="percentage" office:value="-0.737523992322456">
            <text:p>-73.75%</text:p>
          </table:table-cell>
          <table:table-cell table:style-name="ce5"/>
          <table:table-cell table:style-name="ce5" table:formula="of:=[.D24]/[.D7]-1" office:value-type="percentage" office:value="-0.737523992322456">
            <text:p>-73.75%</text:p>
          </table:table-cell>
          <table:table-cell table:number-columns-repeated="2"/>
          <table:table-cell table:style-name="ce5" table:formula="of:=[.G24]/[.G7]-1" office:value-type="percentage" office:value="-0.747987927565392">
            <text:p>-74.80%</text:p>
          </table:table-cell>
          <table:table-cell table:style-name="ce5"/>
          <table:table-cell table:style-name="ce5" table:formula="of:=[.I24]/[.I7]-1" office:value-type="percentage" office:value="-0.747987927565392">
            <text:p>-74.80%</text:p>
          </table:table-cell>
          <table:table-cell table:number-columns-repeated="3"/>
        </table:table-row>
        <table:table-row table:style-name="ro3">
          <table:table-cell office:value-type="string">
            <text:p>kx</text:p>
          </table:table-cell>
          <table:table-cell table:style-name="ce5" table:formula="of:=[.B25]/[.B8]-1" office:value-type="percentage" office:value="-0.670857142857142">
            <text:p>-67.09%</text:p>
          </table:table-cell>
          <table:table-cell table:style-name="ce5"/>
          <table:table-cell table:style-name="ce5" table:formula="of:=[.D25]/[.D8]-1" office:value-type="percentage" office:value="-0.670857142857142">
            <text:p>-67.09%</text:p>
          </table:table-cell>
          <table:table-cell table:number-columns-repeated="2"/>
          <table:table-cell table:style-name="ce5" table:formula="of:=[.G25]/[.G8]-1" office:value-type="percentage" office:value="-0.744736842105264">
            <text:p>-74.47%</text:p>
          </table:table-cell>
          <table:table-cell table:style-name="ce5"/>
          <table:table-cell table:style-name="ce5" table:formula="of:=[.I25]/[.I8]-1" office:value-type="percentage" office:value="-0.744736842105264">
            <text:p>-74.47%</text:p>
          </table:table-cell>
          <table:table-cell table:number-columns-repeated="3"/>
        </table:table-row>
        <table:table-row table:style-name="ro3">
          <table:table-cell office:value-type="string">
            <text:p>kli</text:p>
          </table:table-cell>
          <table:table-cell table:style-name="ce5" table:formula="of:=[.B26]/[.B9]-1" office:value-type="percentage" office:value="-0.737397983677389">
            <text:p>-73.74%</text:p>
          </table:table-cell>
          <table:table-cell table:style-name="ce5"/>
          <table:table-cell table:style-name="ce5" table:formula="of:=[.D26]/[.D9]-1" office:value-type="percentage" office:value="-0.737397983677389">
            <text:p>-73.74%</text:p>
          </table:table-cell>
          <table:table-cell table:number-columns-repeated="2"/>
          <table:table-cell table:style-name="ce5" table:formula="of:=[.G26]/[.G9]-1" office:value-type="percentage" office:value="-0.745472837022133">
            <text:p>-74.55%</text:p>
          </table:table-cell>
          <table:table-cell table:style-name="ce5"/>
          <table:table-cell table:style-name="ce5" table:formula="of:=[.I26]/[.I9]-1" office:value-type="percentage" office:value="-0.745472837022133">
            <text:p>-74.55%</text:p>
          </table:table-cell>
          <table:table-cell table:number-columns-repeated="3"/>
        </table:table-row>
        <table:table-row table:style-name="ro3">
          <table:table-cell office:value-type="string">
            <text:p>kxi</text:p>
          </table:table-cell>
          <table:table-cell table:style-name="ce5" table:formula="of:=[.B27]/[.B10]-1" office:value-type="percentage" office:value="-0.671248568155785">
            <text:p>-67.12%</text:p>
          </table:table-cell>
          <table:table-cell table:style-name="ce5"/>
          <table:table-cell table:style-name="ce5" table:formula="of:=[.D27]/[.D10]-1" office:value-type="percentage" office:value="-0.671248568155785">
            <text:p>-67.12%</text:p>
          </table:table-cell>
          <table:table-cell table:number-columns-repeated="2"/>
          <table:table-cell table:style-name="ce5" table:formula="of:=[.G27]/[.G10]-1" office:value-type="percentage" office:value="-0.749670619235836">
            <text:p>-74.97%</text:p>
          </table:table-cell>
          <table:table-cell table:style-name="ce5"/>
          <table:table-cell table:style-name="ce5" table:formula="of:=[.I27]/[.I10]-1" office:value-type="percentage" office:value="-0.749670619235836">
            <text:p>-74.97%</text:p>
          </table:table-cell>
          <table:table-cell table:number-columns-repeated="3"/>
        </table:table-row>
        <table:table-row table:style-name="ro3">
          <table:table-cell office:value-type="string">
            <text:p>du</text:p>
          </table:table-cell>
          <table:table-cell table:style-name="ce5" table:formula="of:=[.B28]/[.B11]-1" office:value-type="percentage" office:value="0.0549030706098799">
            <text:p>5.49%</text:p>
          </table:table-cell>
          <table:table-cell table:style-name="ce5" table:formula="of:=[.C28]/[.C11]-1" office:value-type="percentage" office:value="0.0556890459363899">
            <text:p>5.57%</text:p>
          </table:table-cell>
          <table:table-cell table:style-name="ce5" table:formula="of:=[.D28]/[.D11]-1" office:value-type="percentage" office:value="0.0552962805826602">
            <text:p>5.53%</text:p>
          </table:table-cell>
          <table:table-cell table:number-columns-repeated="2"/>
          <table:table-cell table:style-name="ce5" table:formula="of:=[.G28]/[.G11]-1" office:value-type="percentage" office:value="0.0405835047690286">
            <text:p>4.06%</text:p>
          </table:table-cell>
          <table:table-cell table:style-name="ce5" table:formula="of:=[.H28]/[.H11]-1" office:value-type="percentage" office:value="0.0387337057728123">
            <text:p>3.87%</text:p>
          </table:table-cell>
          <table:table-cell table:style-name="ce5" table:formula="of:=[.I28]/[.I11]-1" office:value-type="percentage" office:value="0.0396566203228512">
            <text:p>3.97%</text:p>
          </table:table-cell>
          <table:table-cell table:number-columns-repeated="3"/>
        </table:table-row>
        <table:table-row table:style-name="ro3">
          <table:table-cell office:value-type="string">
            <text:p>dl</text:p>
          </table:table-cell>
          <table:table-cell table:style-name="ce5" table:formula="of:=[.B29]/[.B12]-1" office:value-type="percentage" office:value="0.107056798623063">
            <text:p>10.71%</text:p>
          </table:table-cell>
          <table:table-cell table:style-name="ce5" table:formula="of:=[.C29]/[.C12]-1" office:value-type="percentage" office:value="0.105498281786942">
            <text:p>10.55%</text:p>
          </table:table-cell>
          <table:table-cell table:style-name="ce5" table:formula="of:=[.D29]/[.D12]-1" office:value-type="percentage" office:value="0.106276870163371">
            <text:p>10.63%</text:p>
          </table:table-cell>
          <table:table-cell table:number-columns-repeated="2"/>
          <table:table-cell table:style-name="ce5" table:formula="of:=[.G29]/[.G12]-1" office:value-type="percentage" office:value="0.0548438751000817">
            <text:p>5.48%</text:p>
          </table:table-cell>
          <table:table-cell table:style-name="ce5" table:formula="of:=[.H29]/[.H12]-1" office:value-type="percentage" office:value="0.0547780887644958">
            <text:p>5.48%</text:p>
          </table:table-cell>
          <table:table-cell table:style-name="ce5" table:formula="of:=[.I29]/[.I12]-1" office:value-type="percentage" office:value="0.05481096219244">
            <text:p>5.48%</text:p>
          </table:table-cell>
          <table:table-cell table:number-columns-repeated="3"/>
        </table:table-row>
        <table:table-row table:style-name="ro3">
          <table:table-cell office:value-type="string">
            <text:p>dx</text:p>
          </table:table-cell>
          <table:table-cell table:style-name="ce5" table:formula="of:=[.B30]/[.B13]-1" office:value-type="percentage" office:value="0.0994718309859191">
            <text:p>9.95%</text:p>
          </table:table-cell>
          <table:table-cell table:style-name="ce5" table:formula="of:=[.C30]/[.C13]-1" office:value-type="percentage" office:value="0.0998233215547684">
            <text:p>9.98%</text:p>
          </table:table-cell>
          <table:table-cell table:style-name="ce5" table:formula="of:=[.D30]/[.D13]-1" office:value-type="percentage" office:value="0.0996472663139338">
            <text:p>9.96%</text:p>
          </table:table-cell>
          <table:table-cell table:number-columns-repeated="2"/>
          <table:table-cell table:style-name="ce5" table:formula="of:=[.G30]/[.G13]-1" office:value-type="percentage" office:value="0.0572289156626507">
            <text:p>5.72%</text:p>
          </table:table-cell>
          <table:table-cell table:style-name="ce5" table:formula="of:=[.H30]/[.H13]-1" office:value-type="percentage" office:value="0.0573440643863179">
            <text:p>5.73%</text:p>
          </table:table-cell>
          <table:table-cell table:style-name="ce5" table:formula="of:=[.I30]/[.I13]-1" office:value-type="percentage" office:value="0.0572864321608042">
            <text:p>5.73%</text:p>
          </table:table-cell>
          <table:table-cell table:number-columns-repeated="3"/>
        </table:table-row>
        <table:table-row table:style-name="ro3">
          <table:table-cell office:value-type="string">
            <text:p>dli</text:p>
          </table:table-cell>
          <table:table-cell table:style-name="ce5" table:formula="of:=[.B31]/[.B14]-1" office:value-type="percentage" office:value="0.123666158536585">
            <text:p>12.37%</text:p>
          </table:table-cell>
          <table:table-cell table:style-name="ce5" table:formula="of:=[.C31]/[.C14]-1" office:value-type="percentage" office:value="0.124643196955281">
            <text:p>12.46%</text:p>
          </table:table-cell>
          <table:table-cell table:style-name="ce5" table:formula="of:=[.D31]/[.D14]-1" office:value-type="percentage" office:value="0.124155003332381">
            <text:p>12.42%</text:p>
          </table:table-cell>
          <table:table-cell table:number-columns-repeated="2"/>
          <table:table-cell table:style-name="ce5" table:formula="of:=[.G31]/[.G14]-1" office:value-type="percentage" office:value="0.0584875485492351">
            <text:p>5.85%</text:p>
          </table:table-cell>
          <table:table-cell table:style-name="ce5" table:formula="of:=[.H31]/[.H14]-1" office:value-type="percentage" office:value="0.0585688240656346">
            <text:p>5.86%</text:p>
          </table:table-cell>
          <table:table-cell table:style-name="ce5" table:formula="of:=[.I31]/[.I14]-1" office:value-type="percentage" office:value="0.0585282373074734">
            <text:p>5.85%</text:p>
          </table:table-cell>
          <table:table-cell table:number-columns-repeated="3"/>
        </table:table-row>
        <table:table-row table:style-name="ro3">
          <table:table-cell office:value-type="string">
            <text:p>dxi</text:p>
          </table:table-cell>
          <table:table-cell table:style-name="ce5" table:formula="of:=[.B32]/[.B15]-1" office:value-type="percentage" office:value="0.147863247863248">
            <text:p>14.79%</text:p>
          </table:table-cell>
          <table:table-cell table:style-name="ce5" table:formula="of:=[.C32]/[.C15]-1" office:value-type="percentage" office:value="0.132938517883583">
            <text:p>13.29%</text:p>
          </table:table-cell>
          <table:table-cell table:formula="of:=[.C50]+[.B50]" office:value-type="percentage" office:value="0.280801765746831">
            <text:p>28.08%</text:p>
          </table:table-cell>
          <table:table-cell table:number-columns-repeated="2"/>
          <table:table-cell table:style-name="ce5" table:formula="of:=[.G32]/[.G15]-1" office:value-type="percentage" office:value="0.063573883161512">
            <text:p>6.36%</text:p>
          </table:table-cell>
          <table:table-cell table:style-name="ce5" table:formula="of:=[.H32]/[.H15]-1" office:value-type="percentage" office:value="0.0672980341512439">
            <text:p>6.73%</text:p>
          </table:table-cell>
          <table:table-cell table:formula="of:=[.H50]+[.G50]" office:value-type="percentage" office:value="0.130871917312756">
            <text:p>13.09%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9:35:55</meta:creation-date>
    <dc:date>2014-09-19T12:23:14</dc:date>
    <meta:editing-duration>PT19M50S</meta:editing-duration>
    <meta:editing-cycles>7</meta:editing-cycles>
    <meta:generator>LibreOffice/3.5$Linux_X86_64 LibreOffice_project/350m1$Build-2</meta:generator>
    <meta:document-statistic meta:table-count="3" meta:cell-count="344" meta:object-count="0"/>
  </office:meta>
</office:document-meta>
</file>